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93cm" fo:min-width="11.184cm"/>
    </style:style>
    <style:style style:name="gr3" style:family="graphic" style:parent-style-name="CodeBox">
      <style:graphic-properties fo:min-height="5.503cm" fo:min-width="11.692cm"/>
    </style:style>
    <style:style style:name="gr4"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color="#666666" draw:marker-end="Arrow" draw:marker-end-width="0.3cm" draw:textarea-horizontal-align="center" draw:textarea-vertical-align="middle"/>
    </style:style>
    <style:style style:name="gr8" style:family="graphic" style:parent-style-name="standard">
      <style:graphic-properties svg:stroke-color="#666666" draw:textarea-horizontal-align="center" draw:textarea-vertical-align="middle"/>
    </style:style>
    <style:style style:name="gr9" style:family="graphic" style:parent-style-name="standard">
      <style:graphic-properties svg:stroke-color="#4c4c4c" draw:marker-end="Arrow" draw:marker-end-width="0.3cm" draw:textarea-horizontal-align="center" draw:textarea-vertical-align="middle"/>
    </style:style>
    <style:style style:name="gr10" style:family="graphic" style:parent-style-name="CodeBox">
      <style:graphic-properties fo:min-height="2.191cm" fo:min-width="23.891cm"/>
    </style:style>
    <style:style style:name="gr11" style:family="graphic" style:parent-style-name="CodeBox">
      <style:graphic-properties fo:min-height="3.934cm" fo:min-width="24.907cm"/>
    </style:style>
    <style:style style:name="gr12" style:family="graphic" style:parent-style-name="CodeBox">
      <style:graphic-properties fo:min-height="0.75cm" fo:min-width="16.775cm"/>
    </style:style>
    <style:style style:name="gr13" style:family="graphic" style:parent-style-name="standard">
      <style:graphic-properties svg:stroke-color="#4c4c4c" draw:textarea-horizontal-align="center" draw:textarea-vertical-align="middle"/>
    </style:style>
    <style:style style:name="gr14" style:family="graphic" style:parent-style-name="standard">
      <style:graphic-properties svg:stroke-color="#ffffff" draw:marker-end="Arrow" draw:marker-end-width="0.3cm"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CodeBox">
      <style:graphic-properties fo:min-height="8.296cm" fo:min-width="18.299cm"/>
    </style:style>
    <style:style style:name="gr1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18" style:family="graphic" style:parent-style-name="CodeBox">
      <style:graphic-properties draw:fill="solid" draw:fill-color="#ffcc99" fo:min-height="6.75cm" fo:min-width="11.1cm"/>
    </style:style>
    <style:style style:name="gr19" style:family="graphic" style:parent-style-name="CodeBox">
      <style:graphic-properties fo:min-height="11.556cm" fo:min-width="18.162cm"/>
    </style:style>
    <style:style style:name="gr20"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21" style:family="graphic" style:parent-style-name="CodeBox">
      <style:graphic-properties fo:min-height="11.852cm" fo:min-width="18.162cm"/>
    </style:style>
    <style:style style:name="gr22" style:family="graphic" style:parent-style-name="standard">
      <style:graphic-properties draw:stroke="solid" svg:stroke-width="0.071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23" style:family="graphic" style:parent-style-name="CodeBox">
      <style:graphic-properties fo:min-height="8.75cm" fo:min-width="18.162cm"/>
    </style:style>
    <style:style style:name="gr24" style:family="graphic" style:parent-style-name="CodeBox">
      <style:graphic-properties fo:min-height="12.75cm" fo:min-width="14.742cm"/>
    </style:style>
    <style:style style:name="gr25" style:family="graphic" style:parent-style-name="CodeBox">
      <style:graphic-properties fo:min-height="12.951cm" fo:min-width="14.742cm"/>
    </style:style>
    <style:style style:name="gr2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7" style:family="graphic" style:parent-style-name="CodeBox">
      <style:graphic-properties fo:min-height="9.551cm" fo:min-width="17.791cm"/>
    </style:style>
    <style:style style:name="gr28" style:family="graphic" style:parent-style-name="CodeBox">
      <style:graphic-properties fo:min-height="7.92cm" fo:min-width="21.349cm"/>
    </style:style>
    <style:style style:name="gr29" style:family="graphic" style:parent-style-name="CodeBox">
      <style:graphic-properties draw:fill="solid" draw:fill-color="#ffcc99" fo:min-height="5.503cm" fo:min-width="11.184cm"/>
    </style:style>
    <style:style style:name="gr30" style:family="graphic" style:parent-style-name="CodeBox">
      <style:graphic-properties fo:min-height="5.288cm" fo:min-width="21.422cm"/>
    </style:style>
    <style:style style:name="gr31" style:family="graphic" style:parent-style-name="CodeBox">
      <style:graphic-properties fo:min-height="5.503cm" fo:min-width="11.184cm"/>
    </style:style>
    <style:style style:name="gr32" style:family="graphic" style:parent-style-name="CodeBox">
      <style:graphic-properties draw:fill="solid" draw:fill-color="#ffcc99" fo:min-height="5.503cm" fo:min-width="10.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28pt" style:font-size-asian="28pt" style:font-size-complex="28pt"/>
    </style:style>
    <style:style style:name="P2" style:family="paragraph">
      <style:paragraph-properties fo:text-align="start"/>
    </style:style>
    <style:style style:name="P3" style:family="paragraph">
      <style:text-properties fo:font-size="24pt" style:font-size-asian="18pt" style:font-size-complex="18pt"/>
    </style:style>
    <style:style style:name="P4" style:family="paragraph">
      <style:text-properties fo:font-size="20pt"/>
    </style:style>
    <style:style style:name="P5" style:family="paragraph">
      <style:text-properties fo:font-size="24pt"/>
    </style:style>
    <style:style style:name="P6" style:family="paragraph">
      <style:paragraph-properties fo:margin-left="0cm" fo:margin-right="0cm" fo:line-height="100%" fo:text-indent="0cm"/>
      <style:text-properties fo:font-size="32pt" style:font-size-asian="32pt" style:font-size-complex="32pt"/>
    </style:style>
    <style:style style:name="P7"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8" style:family="paragraph">
      <style:paragraph-properties fo:text-align="center"/>
    </style:style>
    <style:style style:name="P9" style:family="paragraph">
      <style:text-properties fo:font-size="24pt" style:font-size-asian="24pt" style:font-size-complex="24pt"/>
    </style:style>
    <style:style style:name="P10" style:family="paragraph">
      <style:paragraph-properties fo:margin-left="0cm" fo:margin-right="0cm" fo:line-height="100%" fo:text-indent="0cm"/>
    </style:style>
    <style:style style:name="P11" style:family="paragraph">
      <style:paragraph-properties fo:margin-left="0cm" fo:margin-right="0cm" fo:line-height="100%" fo:text-indent="0cm" style:writing-mode="lr-tb" style:font-independent-line-spacing="true"/>
      <style:text-properties fo:font-size="24pt"/>
    </style:style>
    <style:style style:name="P12" style:family="paragraph">
      <style:text-properties fo:font-size="22pt" style:font-size-asian="22pt" style:font-size-complex="22pt"/>
    </style:style>
    <style:style style:name="P13" style:family="paragraph">
      <style:paragraph-properties fo:line-height="90%"/>
      <style:text-properties fo:font-size="22pt" style:font-size-asian="22pt" style:font-size-complex="22pt"/>
    </style:style>
    <style:style style:name="P14" style:family="paragraph">
      <style:paragraph-properties style:writing-mode="lr-tb" style:font-independent-line-spacing="true"/>
    </style:style>
    <style:style style:name="P15" style:family="paragraph">
      <style:paragraph-properties fo:margin-left="0cm" fo:margin-right="0cm" fo:line-height="100%" fo:text-indent="0cm"/>
      <style:text-properties fo:font-size="24pt"/>
    </style:style>
    <style:style style:name="T1" style:family="text">
      <style:text-properties fo:font-size="28pt" style:font-size-asian="28pt" style:font-size-complex="28pt"/>
    </style:style>
    <style:style style:name="T2" style:family="text">
      <style:text-properties fo:font-size="24pt" style:font-size-asian="18pt" style:font-size-complex="18pt"/>
    </style:style>
    <style:style style:name="T3" style:family="text">
      <style:text-properties fo:font-size="24pt" fo:font-style="italic" style:font-size-asian="18pt" style:font-style-asian="italic" style:font-size-complex="18pt" style:font-style-complex="italic"/>
    </style:style>
    <style:style style:name="T4" style:family="text">
      <style:text-properties fo:color="#ffffff" fo:font-family="'Arial Narrow'" style:font-family-generic="swiss" style:font-pitch="variable" fo:language="en" fo:country="GB" fo:font-style="italic" fo:text-shadow="1pt 1pt" style:font-style-asian="italic" style:font-style-complex="italic"/>
    </style:style>
    <style:style style:name="T5" style:family="text">
      <style:text-properties fo:color="#ffffff" fo:font-family="'Arial Narrow'" style:font-family-generic="swiss" style:font-pitch="variable" fo:language="en" fo:country="GB" fo:text-shadow="1pt 1pt"/>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color="#008000" fo:font-size="24pt" style:font-size-asian="18pt" style:font-size-complex="18pt"/>
    </style:style>
    <style:style style:name="T8" style:family="text">
      <style:text-properties fo:color="#ff3300" fo:font-family="Wingdings" style:font-pitch="variable" style:font-charset="x-symbol" fo:font-size="60pt" fo:language="en" fo:country="US" fo:text-shadow="1pt 1pt" style:font-size-asian="60pt" style:font-size-complex="60pt"/>
    </style:style>
    <style:style style:name="T9" style:family="text">
      <style:text-properties fo:color="#008000"/>
    </style:style>
    <style:style style:name="T10" style:family="text">
      <style:text-properties fo:color="#ffffff" fo:font-family="'Arial Narrow'" style:font-family-generic="swiss" style:font-pitch="variable" fo:font-size="18pt" fo:language="en" fo:country="GB" fo:text-shadow="1pt 1pt" style:font-size-asian="18pt" style:font-size-complex="18pt"/>
    </style:style>
    <style:style style:name="T11" style:family="text">
      <style:text-properties fo:font-style="italic" style:font-style-asian="italic" style:font-style-complex="italic"/>
    </style:style>
    <style:style style:name="T12" style:family="text">
      <style:text-properties fo:color="#00cc00" fo:font-family="Wingdings" style:font-pitch="variable" style:font-charset="x-symbol" fo:font-size="72pt" fo:language="en" fo:country="US" fo:text-shadow="1pt 1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Program Organization and Dependency Management</text:span></text:p>
          </draw:text-box>
        </draw:frame>
        <draw:frame presentation:style-name="pr2" draw:layer="layout" svg:width="25.199cm" svg:height="17cm" svg:x="1.4cm" svg:y="3cm" presentation:class="outline">
          <draw:text-box>
            <text:list text:style-name="L2">
              <text:list-item>
                <text:p>makefile and compiler flags</text:p>
              </text:list-item>
              <text:list-item>
                <text:p>namespace, “packages”, using directives</text:p>
              </text:list-item>
              <text:list-item>
                <text:p>header files and source files (header guards)</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text:p>
          </draw:text-box>
        </draw:frame>
        <draw:frame presentation:style-name="pr2" draw:layer="layout" svg:width="25.199cm" svg:height="17cm" svg:x="1.4cm" svg:y="3cm" presentation:class="outline">
          <draw:text-box>
            <text:list text:style-name="L2">
              <text:list-item>
                <text:p>example from exercise1</text:p>
              </text:list-item>
            </text:list>
          </draw:text-box>
        </draw:frame>
        <draw:custom-shape draw:style-name="gr2" draw:text-style-name="P3" draw:layer="layout" svg:width="11.684cm" svg:height="2.18cm" svg:x="2cm" svg:y="12.5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lusters of collaborating classes are</text:p>
              </text:list-item>
            </text:list>
          </draw:text-box>
        </draw:frame>
        <draw:custom-shape draw:style-name="gr2" draw:text-style-name="P3" draw:layer="layout" svg:width="12.192cm" svg:height="5.753cm" svg:x="13.662cm" svg:y="7.1cm">
          <text:p text:style-name="P5"><text:span text:style-name="T2">namespace </text:span><text:span text:style-name="T3">grammar_lib</text:span></text:p>
          <text:p text:style-name="P5"><text:span text:style-name="T2">{</text:span></text:p>
          <text:p text:style-name="P5"><text:span text:style-name="T2"><text:s text:c="4"/></text:span><text:span text:style-name="T2">class non_terminal </text:span></text:p>
          <text:p text:style-name="P5"><text:span text:style-name="T2"><text:s text:c="4"/></text:span><text:span text:style-name="T2">{ <text:s text:c="2"/>...</text:span></text:p>
          <text:p text:style-name="P5"><text:span text:style-name="T2"><text:s text:c="4"/></text:span><text:span text:style-name="T2">};</text:span></text:p>
          <text:p text:style-name="P5"><text:span text:style-name="T2">}</text:span></text:p>
          <draw:enhanced-geometry svg:viewBox="0 0 21600 21600" draw:type="rectangle" draw:enhanced-path="M 0 0 L 21600 0 21600 21600 0 21600 0 0 Z N"/>
        </draw:custom-shape>
        <draw:custom-shape draw:style-name="gr3" draw:text-style-name="P3" draw:layer="layout" svg:width="12.192cm" svg:height="5.753cm" svg:x="13.7cm" svg:y="13.347cm">
          <text:p text:style-name="P5"><text:span text:style-name="T2">namespace </text:span><text:span text:style-name="T3">grammar_lib</text:span></text:p>
          <text:p text:style-name="P5"><text:span text:style-name="T2">{</text:span></text:p>
          <text:p text:style-name="P5"><text:span text:style-name="T2"><text:s text:c="4"/></text:span><text:span text:style-name="T2">class production </text:span></text:p>
          <text:p text:style-name="P5"><text:span text:style-name="T2"><text:s text:c="4"/></text:span><text:span text:style-name="T2">{ <text:s text:c="2"/>...</text:span></text:p>
          <text:p text:style-name="P5"><text:span text:style-name="T2"><text:s text:c="4"/></text:span><text:span text:style-name="T2">};</text:span></text:p>
          <text:p text:style-name="P5"><text:span text:style-name="T2">}</text:span></text:p>
          <draw:enhanced-geometry svg:viewBox="0 0 21600 21600" draw:type="rectangle" draw:enhanced-path="M 0 0 L 21600 0 21600 21600 0 21600 0 0 Z N"/>
        </draw:custom-shape>
        <draw:custom-shape draw:style-name="gr4" draw:text-style-name="P7" draw:layer="layout" svg:width="6.316cm" svg:height="2.547cm" svg:x="1.5cm" svg:y="8.3cm">
          <text:p text:style-name="P6"><text:span text:style-name="T4">grammar_lib</text:span><text:span text:style-name="T5">/</text:span></text:p>
          <draw:enhanced-geometry svg:viewBox="0 0 21600 21600" draw:mirror-vertical="false" draw:type="mso-spt202" draw:enhanced-path="M 0 0 L 21600 0 21600 21600 0 21600 0 0 Z N"/>
        </draw:custom-shape>
        <draw:custom-shape draw:style-name="gr5" draw:text-style-name="P7" draw:layer="layout" svg:width="8.7cm" svg:height="2.969cm" svg:x="2.622cm" svg:y="9.601cm">
          <text:p text:style-name="P6"><text:span text:style-name="T5">non_terminal.hpp</text:span></text:p>
          <draw:enhanced-geometry svg:viewBox="0 0 21600 21600" draw:mirror-vertical="false" draw:type="mso-spt202" draw:enhanced-path="M 0 0 L 21600 0 21600 21600 0 21600 0 0 Z N"/>
        </draw:custom-shape>
        <draw:custom-shape draw:style-name="gr5" draw:text-style-name="P7" draw:layer="layout" svg:width="8.7cm" svg:height="2.969cm" svg:x="2.622cm" svg:y="11.102cm">
          <text:p text:style-name="P6"><text:span text:style-name="T5">production.hpp</text:span></text:p>
          <draw:enhanced-geometry svg:viewBox="0 0 21600 21600" draw:mirror-vertical="false" draw:type="mso-spt202" draw:enhanced-path="M 0 0 L 21600 0 21600 21600 0 21600 0 0 Z N"/>
        </draw:custom-shape>
        <draw:custom-shape draw:style-name="gr5" draw:text-style-name="P7" draw:layer="layout" svg:width="9.7cm" svg:height="2.969cm" svg:x="2.622cm" svg:y="12.703cm">
          <text:p text:style-name="P6"><text:span text:style-name="T5">production_entry.hpp</text:span></text:p>
          <draw:enhanced-geometry svg:viewBox="0 0 21600 21600" draw:mirror-vertical="false" draw:type="mso-spt202" draw:enhanced-path="M 0 0 L 21600 0 21600 21600 0 21600 0 0 Z N"/>
        </draw:custom-shape>
        <draw:custom-shape draw:style-name="gr5" draw:text-style-name="P7" draw:layer="layout" svg:width="9.7cm" svg:height="2.969cm" svg:x="2.622cm" svg:y="14.304cm">
          <text:p text:style-name="P6"><text:span text:style-name="T5">terminal.hpp</text:span></text:p>
          <draw:enhanced-geometry svg:viewBox="0 0 21600 21600" draw:mirror-vertical="false" draw:type="mso-spt202" draw:enhanced-path="M 0 0 L 21600 0 21600 21600 0 21600 0 0 Z N"/>
        </draw:custom-shape>
        <draw:custom-shape draw:style-name="gr5" draw:text-style-name="P7" draw:layer="layout" svg:width="9.7cm" svg:height="2.969cm" svg:x="2.622cm" svg:y="15.505cm">
          <text:p text:style-name="P6"><text:span text:style-name="T5">...</text:span></text:p>
          <draw:enhanced-geometry svg:viewBox="0 0 21600 21600" draw:mirror-vertical="false" draw:type="mso-spt202" draw:enhanced-path="M 0 0 L 21600 0 21600 21600 0 21600 0 0 Z N"/>
        </draw:custom-shape>
        <draw:line draw:style-name="gr6" draw:text-style-name="P8" draw:layer="layout" svg:x1="9.5cm" svg:y1="12cm" svg:x2="12cm" svg:y2="12cm">
          <text:p/>
        </draw:line>
        <draw:line draw:style-name="gr6" draw:text-style-name="P8" draw:layer="layout" svg:x1="12cm" svg:y1="12cm" svg:x2="12cm" svg:y2="16cm">
          <text:p/>
        </draw:line>
        <draw:line draw:style-name="gr6" draw:text-style-name="P8" draw:layer="layout" svg:x1="10.5cm" svg:y1="10.5cm" svg:x2="12cm" svg:y2="10.5cm">
          <text:p/>
        </draw:line>
        <draw:line draw:style-name="gr6" draw:text-style-name="P8" draw:layer="layout" svg:x1="12cm" svg:y1="10.5cm" svg:x2="12cm" svg:y2="9.5cm">
          <text:p/>
        </draw:line>
        <draw:line draw:style-name="gr6" draw:text-style-name="P8" draw:layer="layout" svg:x1="12cm" svg:y1="9.5cm" svg:x2="13.5cm" svg:y2="9.5cm">
          <text:p/>
        </draw:line>
        <draw:line draw:style-name="gr7" draw:text-style-name="P8" draw:layer="layout" svg:x1="13.5cm" svg:y1="9.5cm" svg:x2="15.5cm" svg:y2="9.5cm">
          <text:p/>
        </draw:line>
        <draw:line draw:style-name="gr6" draw:text-style-name="P8" draw:layer="layout" svg:x1="12cm" svg:y1="16cm" svg:x2="14cm" svg:y2="16cm">
          <text:p/>
        </draw:line>
        <draw:line draw:style-name="gr7" draw:text-style-name="P8" draw:layer="layout" svg:x1="13.5cm" svg:y1="16cm" svg:x2="15.5cm" svg:y2="16cm">
          <text:p/>
        </draw:lin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4"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Make header macro guards reflect the class name <text:span text:style-name="T6">and</text:span> the namespace name </text:p>
              </text:list-item>
            </text:list>
          </draw:text-box>
        </draw:frame>
        <draw:custom-shape draw:style-name="gr3" draw:text-style-name="P3" draw:layer="layout" svg:width="21.341cm" svg:height="10.408cm" svg:x="4.159cm" svg:y="8.092cm">
          <text:p text:style-name="P5"><text:span text:style-name="T7">#ifndef GRAMMAR_LIB_NON_TERMINAL_INCLUDED</text:span></text:p>
          <text:p text:style-name="P5"><text:span text:style-name="T7">#define GRAMMAR_LIB_NON_TERMINAL_INCLUDED</text:span></text:p>
          <text:p text:style-name="P5"><text:span text:style-name="T7"/></text:p>
          <text:p text:style-name="P5"><text:span text:style-name="T2">namespace </text:span><text:span text:style-name="T3">grammar_lib</text:span></text:p>
          <text:p text:style-name="P5"><text:span text:style-name="T2">{</text:span></text:p>
          <text:p text:style-name="P5"><text:span text:style-name="T2"><text:s text:c="4"/></text:span><text:span text:style-name="T2">class non_terminal </text:span></text:p>
          <text:p text:style-name="P5"><text:span text:style-name="T2"><text:s text:c="4"/></text:span><text:span text:style-name="T2">{ <text:s text:c="2"/>...</text:span></text:p>
          <text:p text:style-name="P5"><text:span text:style-name="T2"><text:s text:c="4"/></text:span><text:span text:style-name="T2">};</text:span></text:p>
          <text:p text:style-name="P5"><text:span text:style-name="T2">}</text:span></text:p>
          <text:p text:style-name="P5"><text:span text:style-name="T2"/></text:p>
          <text:p text:style-name="P5"><text:span text:style-name="T7">#endif</text:span></text:p>
          <draw:enhanced-geometry svg:viewBox="0 0 21600 21600" draw:type="rectangle" draw:enhanced-path="M 0 0 L 21600 0 21600 21600 0 21600 0 0 Z N"/>
        </draw:custom-shape>
        <draw:line draw:style-name="gr7" draw:text-style-name="P8" draw:layer="layout" svg:x1="11.5cm" svg:y1="11cm" svg:x2="11.5cm" svg:y2="10cm">
          <text:p/>
        </draw:line>
        <draw:line draw:style-name="gr8" draw:text-style-name="P8" draw:layer="layout" svg:x1="16cm" svg:y1="13cm" svg:x2="18.5cm" svg:y2="13cm">
          <text:p/>
        </draw:line>
        <draw:line draw:style-name="gr9" draw:text-style-name="P8" draw:layer="layout" svg:x1="18.5cm" svg:y1="13cm" svg:x2="18.5cm" svg:y2="10cm">
          <text:p/>
        </draw:lin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4"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Explicit Qualification</text:p>
          </draw:text-box>
        </draw:frame>
        <draw:frame presentation:style-name="pr2" draw:layer="layout" svg:width="25.199cm" svg:height="17cm" svg:x="1.4cm" svg:y="3cm" presentation:class="outline">
          <draw:text-box>
            <text:list text:style-name="L2">
              <text:list-item>
                <text:p>std::cout</text:p>
              </text:list-item>
            </text:list>
          </draw:text-box>
        </draw:frame>
        <draw:custom-shape draw:style-name="gr2" draw:text-style-name="P3" draw:layer="layout" svg:width="11.684cm" svg:height="2.18cm" svg:x="2cm" svg:y="12.5cm">
          <text:p text:style-name="P5"><text:span text:style-name="T2">a = f() * <text:s/>g() + h();</text:span></text:p>
          <text:p text:style-name="P5"><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irectives</text:p>
          </draw:text-box>
        </draw:frame>
        <draw:frame presentation:style-name="pr2" draw:layer="layout" svg:width="25.199cm" svg:height="17cm" svg:x="1.4cm" svg:y="3cm" presentation:class="outline">
          <draw:text-box>
            <text:list text:style-name="L2">
              <text:list-item>
                <text:p>using namespace std;</text:p>
              </text:list-item>
            </text:list>
          </draw:text-box>
        </draw:frame>
        <draw:custom-shape draw:style-name="gr2" draw:text-style-name="P3" draw:layer="layout" svg:width="11.684cm" svg:height="2.18cm" svg:x="2cm" svg:y="12.5cm">
          <text:p text:style-name="P5"><text:span text:style-name="T2">a = f() * <text:s/>g() + h();</text:span></text:p>
          <text:p text:style-name="P5"><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4"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eclaration</text:p>
          </draw:text-box>
        </draw:frame>
        <draw:frame presentation:style-name="pr2" draw:layer="layout" svg:width="25.199cm" svg:height="17cm" svg:x="1.4cm" svg:y="3cm" presentation:class="outline">
          <draw:text-box>
            <text:list text:style-name="L2">
              <text:list-item>
                <text:p>using std::cout</text:p>
              </text:list-item>
            </text:list>
          </draw:text-box>
        </draw:frame>
        <draw:custom-shape draw:style-name="gr2" draw:text-style-name="P3" draw:layer="layout" svg:width="11.684cm" svg:height="2.18cm" svg:x="2cm" svg:y="12.5cm">
          <text:p text:style-name="P5"><text:span text:style-name="T2">a = f() * <text:s/>g() + h();</text:span></text:p>
          <text:p text:style-name="P5"><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Files</text:p>
          </draw:text-box>
        </draw:frame>
        <draw:frame presentation:style-name="pr2" draw:layer="layout" svg:width="25.199cm" svg:height="17cm" svg:x="1.4cm" svg:y="3cm" presentation:class="outline">
          <draw:text-box>
            <text:list text:style-name="L2">
              <text:list-item>
                <text:p>in many ways, more important than source files </text:p>
              </text:list-item>
              <text:list-item>
                <text:p>they are meant to be #included</text:p>
              </text:list-item>
              <text:list-item>
                <text:p>#include dependencies are transitive</text:p>
              </text:list-item>
            </text:list>
          </draw:text-box>
        </draw:frame>
        <draw:custom-shape draw:style-name="gr2" draw:text-style-name="P3" draw:layer="layout" svg:width="11.684cm" svg:height="2.18cm" svg:x="5cm" svg:y="10.5cm">
          <text:p text:style-name="P5"><text:span text:style-name="T2">a = f() * <text:s/>g() + h();</text:span></text:p>
          <text:p text:style-name="P5"><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Files</text:p>
          </draw:text-box>
        </draw:frame>
        <draw:frame presentation:style-name="pr2" draw:layer="layout" svg:width="25.199cm" svg:height="17cm" svg:x="1.4cm" svg:y="3cm" presentation:class="outline">
          <draw:text-box>
            <text:list text:style-name="L2">
              <text:list-item>
                <text:p>should be idempotent</text:p>
              </text:list-item>
              <text:list-item>
                <text:p>should be self-contained</text:p>
              </text:list-item>
              <text:list-item>
                <text:p>should only use explicit qualification</text:p>
              </text:list-item>
              <text:list-item>
                <text:p>should only have their own #includes where necessary</text:p>
              </text:list-item>
              <text:list-item>
                <text:p>common extension is .hpp </text:p>
              </text:list-item>
            </text:list>
          </draw:text-box>
        </draw:frame>
        <draw:custom-shape draw:style-name="gr2" draw:text-style-name="P3" draw:layer="layout" svg:width="11.684cm" svg:height="2.18cm" svg:x="5.6cm" svg:y="16.12cm">
          <text:p text:style-name="P5"><text:span text:style-name="T2">a = f() * <text:s/>g() + h();</text:span></text:p>
          <text:p text:style-name="P5"><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4"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ource Files</text:p>
          </draw:text-box>
        </draw:frame>
        <draw:frame presentation:style-name="pr2" draw:layer="layout" svg:width="25.199cm" svg:height="17cm" svg:x="1.4cm" svg:y="3cm" presentation:class="outline">
          <draw:text-box>
            <text:list text:style-name="L2">
              <text:list-item>
                <text:p>merely the implementation!</text:p>
              </text:list-item>
              <text:list-item>
                <text:p>we know if that works because of the tests</text:p>
              </text:list-item>
              <text:list-item>
                <text:p>first #include should be own header</text:p>
              </text:list-item>
            </text:list>
          </draw:text-box>
        </draw:frame>
        <draw:custom-shape draw:style-name="gr2" draw:text-style-name="P3" draw:layer="layout" svg:width="11.684cm" svg:height="2.18cm" svg:x="2cm" svg:y="12.5cm">
          <text:p text:style-name="P5"><text:span text:style-name="T2">a = f() * <text:s/>g() + h();</text:span></text:p>
          <text:p text:style-name="P5"><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4"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2" draw:text-style-name="P3" draw:layer="layout" svg:width="16.766cm" svg:height="5.753cm" svg:x="6.134cm" svg:y="12.147cm">
          <text:p text:style-name="P5"><text:span text:style-name="T2">#include &lt;iostream&gt;</text:span></text:p>
          <text:p text:style-name="P5"><text:span text:style-name="T2"/></text:p>
          <text:p text:style-name="P5"><text:span text:style-name="T2">int main()</text:span></text:p>
          <text:p text:style-name="P5"><text:span text:style-name="T2">{</text:span></text:p>
          <text:p text:style-name="P5"><text:span text:style-name="T2"><text:s text:c="4"/></text:span><text:span text:style-name="T2">std::cout &lt;&lt; “Hello, world”;</text:span></text:p>
          <text:p text:style-name="P5"><text:span text:style-name="T2">}</text:span></text:p>
          <draw:enhanced-geometry svg:viewBox="0 0 21600 21600" draw:type="rectangle" draw:enhanced-path="M 0 0 L 21600 0 21600 21600 0 21600 0 0 Z N"/>
        </draw:custom-shape>
        <draw:custom-shape draw:style-name="gr10" draw:text-style-name="P3" draw:layer="layout" svg:width="24.391cm" svg:height="2.96cm" svg:x="2.401cm" svg:y="5.9cm">
          <text:p text:style-name="P5"><text:span text:style-name="T2"/></text:p>
          <text:p text:style-name="P5"><text:span text:style-name="T2"><text:s/></text:span><text:span text:style-name="T2">std::operator&lt;&lt;(std::cout, “Hello, world”);</text:span></text:p>
          <text:p text:style-name="P5"><text:span text:style-name="T2"/></text:p>
          <draw:enhanced-geometry svg:viewBox="0 0 21600 21600" draw:type="rectangle" draw:enhanced-path="M 0 0 L 21600 0 21600 21600 0 21600 0 0 Z N"/>
        </draw:custom-shape>
        <draw:custom-shape draw:style-name="gr4" draw:text-style-name="P7" draw:layer="layout" svg:width="25cm" svg:height="2.547cm" svg:x="2.4cm" svg:y="9.9cm">
          <text:p text:style-name="P6"><text:span text:style-name="T5">So why aren't we required to qualify operator&lt;&lt; with std:: ?</text:span></text:p>
          <draw:enhanced-geometry svg:viewBox="0 0 21600 21600" draw:mirror-vertical="false" draw:type="mso-spt202" draw:enhanced-path="M 0 0 L 21600 0 21600 21600 0 21600 0 0 Z N"/>
        </draw:custom-shape>
        <draw:line draw:style-name="gr9" draw:text-style-name="P8" draw:layer="layout" svg:x1="4cm" svg:y1="8.8cm" svg:x2="4cm" svg:y2="7.8cm">
          <text:p/>
        </draw:line>
        <draw:line draw:style-name="gr9" draw:text-style-name="P8" draw:layer="layout" svg:x1="5.1cm" svg:y1="8.8cm" svg:x2="5.1cm" svg:y2="7.8cm">
          <text:p/>
        </draw:line>
        <draw:line draw:style-name="gr6" draw:text-style-name="P8" draw:layer="layout" svg:x1="4cm" svg:y1="8.9cm" svg:x2="4cm" svg:y2="9.9cm">
          <text:p/>
        </draw:line>
        <draw:line draw:style-name="gr6" draw:text-style-name="P8" draw:layer="layout" svg:x1="5.1cm" svg:y1="8.9cm" svg:x2="5.1cm" svg:y2="9.9cm">
          <text:p/>
        </draw:line>
        <draw:line draw:style-name="gr9" draw:text-style-name="P8" draw:layer="layout" svg:x1="4cm" svg:y1="8.8cm" svg:x2="4cm" svg:y2="7.8cm">
          <text:p/>
        </draw:line>
        <draw:line draw:style-name="gr9" draw:text-style-name="P8" draw:layer="layout" svg:x1="5.1cm" svg:y1="8.8cm" svg:x2="5.1cm" svg:y2="7.8cm">
          <text:p/>
        </draw:line>
        <draw:line draw:style-name="gr6" draw:text-style-name="P8" draw:layer="layout" svg:x1="4cm" svg:y1="8.9cm" svg:x2="4cm" svg:y2="9.9cm">
          <text:p/>
        </draw:line>
        <draw:line draw:style-name="gr6" draw:text-style-name="P8" draw:layer="layout" svg:x1="5.1cm" svg:y1="8.9cm" svg:x2="5.1cm" svg:y2="9.9cm">
          <text:p/>
        </draw:line>
        <draw:line draw:style-name="gr9" draw:text-style-name="P8" draw:layer="layout" svg:x1="14.1cm" svg:y1="17.9cm" svg:x2="14.1cm" svg:y2="16.9cm">
          <text:p/>
        </draw:line>
        <draw:line draw:style-name="gr6" draw:text-style-name="P8" draw:layer="layout" svg:x1="14.1cm" svg:y1="19.5cm" svg:x2="14.1cm" svg:y2="18cm">
          <text:p/>
        </draw:lin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4"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11" draw:text-style-name="P3" draw:layer="layout" svg:width="25.407cm" svg:height="4.822cm" svg:x="1.593cm" svg:y="9.7cm">
          <text:p text:style-name="P5"><text:span text:style-name="T2">namespace std</text:span></text:p>
          <text:p text:style-name="P5"><text:span text:style-name="T2">{</text:span></text:p>
          <text:p text:style-name="P5"><text:span text:style-name="T2"/></text:p>
          <text:p text:style-name="P5"><text:span text:style-name="T2"><text:s text:c="4"/></text:span><text:span text:style-name="T2">... operator&lt;&lt;(std::ostream &amp;, const char *);</text:span></text:p>
          <text:p text:style-name="P5"><text:span text:style-name="T2">}</text:span></text:p>
          <draw:enhanced-geometry svg:viewBox="0 0 21600 21600" draw:type="rectangle" draw:enhanced-path="M 0 0 L 21600 0 21600 21600 0 21600 0 0 Z N"/>
        </draw:custom-shape>
        <draw:custom-shape draw:style-name="gr12" draw:text-style-name="P3" draw:layer="layout" svg:width="17.275cm" svg:height="2.96cm" svg:x="5.725cm" svg:y="15.84cm">
          <text:p text:style-name="P5"><text:span text:style-name="T2"/></text:p>
          <text:p text:style-name="P5"><text:span text:style-name="T2"><text:s text:c="2"/></text:span><text:span text:style-name="T2">std::cout &lt;&lt; “Hello, world”</text:span></text:p>
          <text:p text:style-name="P5"><text:span text:style-name="T2"/></text:p>
          <draw:enhanced-geometry svg:viewBox="0 0 21600 21600" draw:type="rectangle" draw:enhanced-path="M 0 0 L 21600 0 21600 21600 0 21600 0 0 Z N"/>
        </draw:custom-shape>
        <draw:line draw:style-name="gr13" draw:text-style-name="P8" draw:layer="layout" svg:x1="10.5cm" svg:y1="17.8cm" svg:x2="10.5cm" svg:y2="18.8cm">
          <text:p/>
        </draw:line>
        <draw:line draw:style-name="gr6" draw:text-style-name="P8" draw:layer="layout" svg:x1="10.5cm" svg:y1="18.8cm" svg:x2="10.5cm" svg:y2="19.8cm">
          <text:p/>
        </draw:line>
        <draw:line draw:style-name="gr6" draw:text-style-name="P8" draw:layer="layout" svg:x1="10.5cm" svg:y1="19.8cm" svg:x2="4cm" svg:y2="19.8cm">
          <text:p/>
        </draw:line>
        <draw:line draw:style-name="gr8" draw:text-style-name="P8" draw:layer="layout" svg:x1="3.9cm" svg:y1="14.5cm" svg:x2="3.9cm" svg:y2="10cm">
          <text:p/>
        </draw:line>
        <draw:line draw:style-name="gr6" draw:text-style-name="P8" draw:layer="layout" svg:x1="3.9cm" svg:y1="9.7cm" svg:x2="3.9cm" svg:y2="8.7cm">
          <text:p/>
        </draw:line>
        <draw:line draw:style-name="gr6" draw:text-style-name="P8" draw:layer="layout" svg:x1="3.9cm" svg:y1="8.7cm" svg:x2="7.4cm" svg:y2="8.7cm">
          <text:p/>
        </draw:line>
        <draw:line draw:style-name="gr14" draw:text-style-name="P8" draw:layer="layout" svg:x1="7.4cm" svg:y1="8.7cm" svg:x2="7.4cm" svg:y2="9.7cm">
          <text:p/>
        </draw:line>
        <draw:line draw:style-name="gr13" draw:text-style-name="P8" draw:layer="layout" svg:x1="7.5cm" svg:y1="10.6cm" svg:x2="7.5cm" svg:y2="11.1cm">
          <text:p/>
        </draw:line>
        <draw:line draw:style-name="gr13" draw:text-style-name="P8" draw:layer="layout" svg:x1="7.5cm" svg:y1="11.1cm" svg:x2="10.5cm" svg:y2="11.1cm">
          <text:p/>
        </draw:line>
        <draw:line draw:style-name="gr7" draw:text-style-name="P8" draw:layer="layout" svg:x1="10.5cm" svg:y1="11.2cm" svg:x2="10.5cm" svg:y2="12.5cm">
          <text:p/>
        </draw:line>
        <draw:line draw:style-name="gr6" draw:text-style-name="P8" draw:layer="layout" svg:x1="3.9cm" svg:y1="19.8cm" svg:x2="3.9cm" svg:y2="14.3cm">
          <text:p/>
        </draw:line>
        <draw:line draw:style-name="gr8" draw:text-style-name="P8" draw:layer="layout" svg:x1="10.5cm" svg:y1="13.5cm" svg:x2="10.5cm" svg:y2="14.5cm">
          <text:p/>
        </draw:line>
        <draw:line draw:style-name="gr6" draw:text-style-name="P8" draw:layer="layout" svg:x1="10.5cm" svg:y1="14.5cm" svg:x2="10.5cm" svg:y2="15cm">
          <text:p/>
        </draw:line>
        <draw:line draw:style-name="gr6" draw:text-style-name="P8" draw:layer="layout" svg:x1="10.5cm" svg:y1="15cm" svg:x2="12.5cm" svg:y2="15cm">
          <text:p/>
        </draw:line>
        <draw:line draw:style-name="gr6" draw:text-style-name="P8" draw:layer="layout" svg:x1="12.5cm" svg:y1="15cm" svg:x2="12.5cm" svg:y2="16cm">
          <text:p/>
        </draw:line>
        <draw:line draw:style-name="gr9" draw:text-style-name="P8" draw:layer="layout" svg:x1="12.5cm" svg:y1="16cm" svg:x2="12.5cm" svg:y2="17cm">
          <text:p/>
        </draw:line>
        <draw:line draw:style-name="gr13" draw:text-style-name="P8" draw:layer="layout" svg:x1="7.9cm" svg:y1="17.8cm" svg:x2="7.9cm" svg:y2="18.8cm">
          <text:p/>
        </draw:line>
        <draw:line draw:style-name="gr6" draw:text-style-name="P8" draw:layer="layout" svg:x1="7.9cm" svg:y1="18.8cm" svg:x2="7.9cm" svg:y2="19.8cm">
          <text:p/>
        </draw:lin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4"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de compile? </text:p>
              </text:list-item>
              <text:list-item>
                <text:p>If not, why not?</text:p>
              </text:list-item>
            </text:list>
          </draw:text-box>
        </draw:frame>
        <draw:custom-shape draw:style-name="gr2" draw:text-style-name="P9" draw:layer="layout" svg:width="18.799cm" svg:height="8.546cm" svg:x="4.762cm" svg:y="9.43cm">
          <text:p text:style-name="P9">namespace grammar_lib</text:p>
          <text:p text:style-name="P9">{</text:p>
          <text:p text:style-name="P9"><text:s text:c="4"/>class grammar</text:p>
          <text:p text:style-name="P9"><text:s text:c="4"/>{</text:p>
          <text:p text:style-name="P9"><text:s text:c="4"/>public:</text:p>
          <text:p text:style-name="P9"><text:s text:c="8"/>void insert(non_terminal *);</text:p>
          <text:p text:style-name="P9"><text:s text:c="8"/>//... </text:p>
          <text:p text:style-name="P9"><text:s text:c="4"/>};</text:p>
          <text:p text:style-name="P9">}</text:p>
          <draw:enhanced-geometry svg:viewBox="0 0 21600 21600" draw:type="rectangle" draw:enhanced-path="M 0 0 L 21600 0 21600 21600 0 21600 0 0 Z N"/>
        </draw:custom-shape>
        <draw:line draw:style-name="gr15" draw:text-style-name="P8" draw:layer="layout" svg:x1="13.5cm" svg:y1="4.5cm" svg:x2="13.5cm" svg:y2="9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4"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nswer</text:p>
          </draw:text-box>
        </draw:frame>
        <draw:frame presentation:style-name="pr2" draw:layer="layout" svg:width="25.199cm" svg:height="17cm" svg:x="1.4cm" svg:y="3cm" presentation:class="outline">
          <draw:text-box>
            <text:list text:style-name="L2">
              <text:list-item>
                <text:p>No - if you pluck an identifier out of thin air the compiler does not somehow magically know the identifier is the name of a class</text:p>
              </text:list-item>
            </text:list>
          </draw:text-box>
        </draw:frame>
        <draw:custom-shape draw:style-name="gr16" draw:text-style-name="P9" draw:layer="layout" svg:width="18.799cm" svg:height="8.546cm" svg:x="4.701cm" svg:y="8.5cm">
          <text:p text:style-name="P9">namespace grammar_lib</text:p>
          <text:p text:style-name="P9">{</text:p>
          <text:p text:style-name="P9"><text:s text:c="4"/>class grammar</text:p>
          <text:p text:style-name="P9"><text:s text:c="4"/>{</text:p>
          <text:p text:style-name="P9"><text:s text:c="4"/>public:</text:p>
          <text:p text:style-name="P9"><text:s text:c="8"/>void insert(non_terminal *);</text:p>
          <text:p text:style-name="P9"><text:s text:c="8"/>... </text:p>
          <text:p text:style-name="P9"><text:s text:c="4"/>};</text:p>
          <text:p text:style-name="P9">}</text:p>
          <draw:enhanced-geometry svg:viewBox="0 0 21600 21600" draw:type="rectangle" draw:enhanced-path="M 0 0 L 21600 0 21600 21600 0 21600 0 0 Z N"/>
        </draw:custom-shape>
        <draw:line draw:style-name="gr9" draw:text-style-name="P8" draw:layer="layout" svg:x1="18.5cm" svg:y1="10.7cm" svg:x2="18.5cm" svg:y2="13.2cm">
          <text:p/>
        </draw:line>
        <draw:custom-shape draw:style-name="gr17" draw:text-style-name="P11" draw:layer="layout" svg:width="3cm" svg:height="2.787cm" svg:x="17.5cm" svg:y="8.745cm">
          <text:p text:style-name="P10"><text:span text:style-name="T8"></text:span></text:p>
          <draw:enhanced-geometry svg:viewBox="0 0 21600 21600" draw:mirror-horizontal="tru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4"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16" draw:text-style-name="P12" draw:layer="layout" svg:width="18.799cm" svg:height="9.546cm" svg:x="1.701cm" svg:y="9.954cm">
          <text:p text:style-name="P12"><text:span text:style-name="T9">#include “non_terminal.hpp”</text:span></text:p>
          <text:p text:style-name="P12"/>
          <text:p text:style-name="P12">namespace grammar_lib</text:p>
          <text:p text:style-name="P12">{</text:p>
          <text:p text:style-name="P12"><text:s text:c="4"/>class grammar</text:p>
          <text:p text:style-name="P12"><text:s text:c="4"/>{</text:p>
          <text:p text:style-name="P12"><text:s text:c="4"/>public:</text:p>
          <text:p text:style-name="P12"><text:s text:c="8"/>void insert(non_terminal *);</text:p>
          <text:p text:style-name="P12"><text:s text:c="8"/>... </text:p>
          <text:p text:style-name="P12"><text:s text:c="4"/>};</text:p>
          <text:p text:style-name="P12">}</text:p>
          <draw:enhanced-geometry svg:viewBox="0 0 21600 21600" draw:type="rectangle" draw:enhanced-path="M 0 0 L 21600 0 21600 21600 0 21600 0 0 Z N"/>
        </draw:custom-shape>
        <draw:custom-shape draw:style-name="gr18" draw:text-style-name="P12" draw:layer="layout" svg:width="11.6cm" svg:height="7cm" svg:x="15cm" svg:y="4cm">
          <text:p text:style-name="P12">namespace grammar_lib</text:p>
          <text:p text:style-name="P12">{</text:p>
          <text:p text:style-name="P12"><text:s text:c="4"/>class non_terminal</text:p>
          <text:p text:style-name="P12"><text:s text:c="4"/>{</text:p>
          <text:p text:style-name="P12"><text:s text:c="4"/>public:</text:p>
          <text:p text:style-name="P12"><text:s text:c="8"/>//... </text:p>
          <text:p text:style-name="P12"><text:s text:c="4"/>};</text:p>
          <text:p text:style-name="P12">}</text:p>
          <draw:enhanced-geometry svg:viewBox="0 0 21600 21600" draw:type="rectangle" draw:enhanced-path="M 0 0 L 21600 0 21600 21600 0 21600 0 0 Z N"/>
        </draw:custom-shape>
        <draw:line draw:style-name="gr6" draw:text-style-name="P8" draw:layer="layout" svg:x1="9.5cm" svg:y1="2.6cm" svg:x2="9.5cm" svg:y2="3.1cm">
          <text:p/>
        </draw:line>
        <draw:custom-shape draw:style-name="gr4" draw:text-style-name="P11" draw:layer="layout" svg:width="6.316cm" svg:height="2.547cm" svg:x="22.2cm" svg:y="2.9cm">
          <text:p text:style-name="P10"><text:span text:style-name="T10">non_terminal.hpp</text:span></text:p>
          <draw:enhanced-geometry svg:viewBox="0 0 21600 21600" draw:mirror-vertical="false" draw:type="mso-spt202" draw:enhanced-path="M 0 0 L 21600 0 21600 21600 0 21600 0 0 Z N"/>
        </draw:custom-shape>
        <draw:line draw:style-name="gr15" draw:text-style-name="P8" draw:layer="layout" svg:x1="8.5cm" svg:y1="6.1cm" svg:x2="9.5cm" svg:y2="9.5cm">
          <text:p/>
        </draw:line>
        <draw:line draw:style-name="gr6" draw:text-style-name="P8" draw:layer="layout" svg:x1="9.5cm" svg:y1="2.6cm" svg:x2="19cm" svg:y2="2.6cm">
          <text:p/>
        </draw:line>
        <draw:line draw:style-name="gr15" draw:text-style-name="P8" draw:layer="layout" svg:x1="19cm" svg:y1="2.6cm" svg:x2="19cm" svg:y2="4.1cm">
          <text:p/>
        </draw:line>
        <draw:line draw:style-name="gr15" draw:text-style-name="P8" draw:layer="layout" svg:x1="0.6cm" svg:y1="10.4cm" svg:x2="1.6cm" svg:y2="10.4cm">
          <text:p/>
        </draw:lin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4"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1">forward declaration</text:span> - tell the compiler only that the identifier is the name of a class</text:p>
              </text:list-item>
              <text:list-item>
                <text:p>Reduces/exposes physical dependencies</text:p>
              </text:list-item>
            </text:list>
          </draw:text-box>
        </draw:frame>
        <draw:custom-shape draw:style-name="gr19" draw:text-style-name="P12" draw:layer="layout" svg:width="18.662cm" svg:height="11.947cm" svg:x="4.538cm" svg:y="8.1cm">
          <text:p text:style-name="P12">namespace grammar_lib</text:p>
          <text:p text:style-name="P13">{</text:p>
          <text:p text:style-name="P12"><text:s text:c="4"/>class non_terminal;</text:p>
          <text:p text:style-name="P12">}</text:p>
          <text:p text:style-name="P12"/>
          <text:p text:style-name="P12">namespace grammar_lib</text:p>
          <text:p text:style-name="P12">{</text:p>
          <text:p text:style-name="P12"><text:s text:c="4"/>class grammar</text:p>
          <text:p text:style-name="P12"><text:s text:c="4"/>{</text:p>
          <text:p text:style-name="P12"><text:s text:c="4"/>public:</text:p>
          <text:p text:style-name="P12"><text:s text:c="8"/>void insert(non_terminal *);</text:p>
          <text:p text:style-name="P12"><text:s text:c="8"/>...</text:p>
          <text:p text:style-name="P12"><text:s text:c="4"/>};</text:p>
          <text:p text:style-name="P12">}</text:p>
          <draw:enhanced-geometry svg:viewBox="0 0 21600 21600" draw:type="rectangle" draw:enhanced-path="M 0 0 L 21600 0 21600 21600 0 21600 0 0 Z N"/>
        </draw:custom-shape>
        <draw:line draw:style-name="gr9" draw:text-style-name="P8" draw:layer="layout" svg:x1="18.538cm" svg:y1="10.002cm" svg:x2="15.538cm" svg:y2="10.002cm">
          <text:p/>
        </draw:line>
        <draw:line draw:style-name="gr13" draw:text-style-name="P8" draw:layer="layout" svg:x1="18.538cm" svg:y1="16.002cm" svg:x2="18.538cm" svg:y2="10.002cm">
          <text:p/>
        </draw:line>
        <draw:custom-shape draw:style-name="gr20" draw:text-style-name="P11" draw:layer="layout" svg:width="3.5cm" svg:height="3.72cm" svg:x="18.738cm" svg:y="11.102cm">
          <text:p text:style-name="P10"><text:span text:style-name="T12"></text:span></text:p>
          <draw:enhanced-geometry svg:viewBox="0 0 21600 21600" draw:mirror-horizont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4"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uplication...?</text:p>
          </draw:text-box>
        </draw:frame>
        <draw:frame presentation:style-name="pr2" draw:layer="layout" svg:width="25.199cm" svg:height="17cm" svg:x="0.919cm" svg:y="3cm" presentation:class="outline" presentation:placeholder="true" presentation:user-transformed="true">
          <draw:text-box/>
        </draw:frame>
        <draw:custom-shape draw:style-name="gr21" draw:text-style-name="P12" draw:layer="layout" svg:width="18.662cm" svg:height="12.102cm" svg:x="4.4cm" svg:y="5.5cm">
          <text:p text:style-name="P12">namespace grammar_lib</text:p>
          <text:p text:style-name="P12">{</text:p>
          <text:p text:style-name="P12"><text:s text:c="4"/>class non_terminal;</text:p>
          <text:p text:style-name="P12">}</text:p>
          <text:p text:style-name="P12"/>
          <text:p text:style-name="P12">namespace grammar_lib</text:p>
          <text:p text:style-name="P12">{</text:p>
          <text:p text:style-name="P12"><text:s text:c="4"/>class grammar</text:p>
          <text:p text:style-name="P12"><text:s text:c="4"/>{</text:p>
          <text:p text:style-name="P12"><text:s text:c="4"/>public:</text:p>
          <text:p text:style-name="P12"><text:s text:c="8"/>void insert(non_terminal *);</text:p>
          <text:p text:style-name="P12"><text:s text:c="8"/>...</text:p>
          <text:p text:style-name="P12"><text:s text:c="4"/>};</text:p>
          <text:p text:style-name="P12">}</text:p>
          <draw:enhanced-geometry svg:viewBox="0 0 21600 21600" draw:type="rectangle" draw:enhanced-path="M 0 0 L 21600 0 21600 21600 0 21600 0 0 Z N"/>
        </draw:custom-shape>
        <draw:custom-shape draw:style-name="gr22" draw:text-style-name="P14" draw:layer="layout" svg:width="12.602cm" svg:height="1.898cm" svg:x="3.59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12.602cm" svg:height="1.898cm" svg:x="3.598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4"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presentation:placeholder="true" presentation:user-transformed="true">
          <draw:text-box/>
        </draw:frame>
        <draw:custom-shape draw:style-name="gr23" draw:text-style-name="P12" draw:layer="layout" svg:width="18.662cm" svg:height="9.546cm" svg:x="4.5cm" svg:y="7.5cm">
          <text:p text:style-name="P12">namespace grammar_lib</text:p>
          <text:p text:style-name="P12">{</text:p>
          <text:p text:style-name="P12"><text:s text:c="4"/>class non_terminal;<text:line-break/></text:p>
          <text:p text:style-name="P12"><text:s text:c="4"/>class grammar</text:p>
          <text:p text:style-name="P12"><text:s text:c="4"/>{</text:p>
          <text:p text:style-name="P12"><text:s text:c="4"/>public:</text:p>
          <text:p text:style-name="P12"><text:s text:c="8"/>void insert(non_terminal *);</text:p>
          <text:p text:style-name="P12"><text:s text:c="8"/>...</text:p>
          <text:p text:style-name="P12"><text:s text:c="4"/>};</text:p>
          <text:p text:style-name="P12">}</text:p>
          <draw:enhanced-geometry svg:viewBox="0 0 21600 21600" draw:type="rectangle" draw:enhanced-path="M 0 0 L 21600 0 21600 21600 0 21600 0 0 Z N"/>
        </draw:custom-shape>
        <draw:line draw:style-name="gr9" draw:text-style-name="P8" draw:layer="layout" svg:x1="18.4cm" svg:y1="9.8cm" svg:x2="15.4cm" svg:y2="9.8cm">
          <text:p/>
        </draw:line>
        <draw:line draw:style-name="gr13" draw:text-style-name="P8" draw:layer="layout" svg:x1="18.5cm" svg:y1="13.3cm" svg:x2="18.5cm" svg:y2="9.8cm">
          <text:p/>
        </draw:line>
        <draw:custom-shape draw:style-name="gr20" draw:text-style-name="P11" draw:layer="layout" svg:width="3.5cm" svg:height="3.72cm" svg:x="18.9cm" svg:y="9.338cm">
          <text:p text:style-name="P10"><text:span text:style-name="T12"></text:span></text:p>
          <draw:enhanced-geometry svg:viewBox="0 0 21600 21600" draw:mirror-horizont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4"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require a #include?</text:p>
              </text:list-item>
              <text:list-item>
                <text:p>Which only need a forward declaration?</text:p>
              </text:list-item>
            </text:list>
          </draw:text-box>
        </draw:frame>
        <draw:custom-shape draw:style-name="gr24" draw:text-style-name="P3" draw:layer="layout" svg:width="15.242cm" svg:height="13.201cm" svg:x="4.758cm" svg:y="6.799cm">
          <text:p text:style-name="P5"><text:span text:style-name="T2">class nine_cases</text:span></text:p>
          <text:p text:style-name="P5"><text:span text:style-name="T2">{</text:span></text:p>
          <text:p text:style-name="P5"><text:span text:style-name="T2"><text:s text:c="4"/></text:span><text:span text:style-name="T2">void <text:s text:c="2"/>one(wibble <text:s/>);</text:span></text:p>
          <text:p text:style-name="P5"><text:span text:style-name="T2"><text:s text:c="4"/></text:span><text:span text:style-name="T2">void <text:s text:c="2"/>two(wibble *);</text:span></text:p>
          <text:p text:style-name="P5"><text:span text:style-name="T2"><text:s text:c="4"/></text:span><text:span text:style-name="T2">void three(wibble &amp;);</text:span></text:p>
          <text:p text:style-name="P5"><text:span text:style-name="T2"/></text:p>
          <text:p text:style-name="P5"><text:span text:style-name="T2"><text:s text:c="4"/></text:span><text:span text:style-name="T2">wibble <text:s text:c="2"/>four();</text:span></text:p>
          <text:p text:style-name="P5"><text:span text:style-name="T2"><text:s text:c="4"/></text:span><text:span text:style-name="T2">wibble * five();</text:span></text:p>
          <text:p text:style-name="P5"><text:span text:style-name="T2"><text:s text:c="4"/></text:span><text:span text:style-name="T2">wibble &amp; six();</text:span></text:p>
          <text:p text:style-name="P5"><text:span text:style-name="T2"/></text:p>
          <text:p text:style-name="P5"><text:span text:style-name="T2"><text:s text:c="4"/></text:span><text:span text:style-name="T2">wibble <text:s text:c="2"/>seven;</text:span></text:p>
          <text:p text:style-name="P5"><text:span text:style-name="T2"><text:s text:c="4"/></text:span><text:span text:style-name="T2">wibble * eight;</text:span></text:p>
          <text:p text:style-name="P5"><text:span text:style-name="T2"><text:s text:c="4"/></text:span><text:span text:style-name="T2">wibble &amp; nine;</text:span></text:p>
          <text:p text:style-name="P5"><text:span text:style-name="T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4"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25" draw:text-style-name="P3" draw:layer="layout" svg:width="15.242cm" svg:height="13.201cm" svg:x="4.758cm" svg:y="6.799cm">
          <text:p text:style-name="P5"><text:span text:style-name="T2">class nine_cases</text:span></text:p>
          <text:p text:style-name="P5"><text:span text:style-name="T2">{</text:span></text:p>
          <text:p text:style-name="P5"><text:span text:style-name="T2"><text:s text:c="4"/></text:span><text:span text:style-name="T2">void <text:s text:c="2"/>one(wibble <text:s/>);</text:span></text:p>
          <text:p text:style-name="P5"><text:span text:style-name="T2"><text:s text:c="4"/></text:span><text:span text:style-name="T2">void <text:s text:c="2"/>two(wibble *);</text:span></text:p>
          <text:p text:style-name="P5"><text:span text:style-name="T2"><text:s text:c="4"/></text:span><text:span text:style-name="T2">void three(wibble &amp;);</text:span></text:p>
          <text:p text:style-name="P5"><text:span text:style-name="T2"/></text:p>
          <text:p text:style-name="P5"><text:span text:style-name="T2"><text:s text:c="4"/></text:span><text:span text:style-name="T2">wibble <text:s text:c="2"/>four();</text:span></text:p>
          <text:p text:style-name="P5"><text:span text:style-name="T2"><text:s text:c="4"/></text:span><text:span text:style-name="T2">wibble * five();</text:span></text:p>
          <text:p text:style-name="P5"><text:span text:style-name="T2"><text:s text:c="4"/></text:span><text:span text:style-name="T2">wibble &amp; six();</text:span></text:p>
          <text:p text:style-name="P5"><text:span text:style-name="T2"/></text:p>
          <text:p text:style-name="P5"><text:span text:style-name="T2"><text:s text:c="4"/></text:span><text:span text:style-name="T2">wibble <text:s text:c="2"/>seven;</text:span></text:p>
          <text:p text:style-name="P5"><text:span text:style-name="T2"><text:s text:c="4"/></text:span><text:span text:style-name="T2">wibble * eight;</text:span></text:p>
          <text:p text:style-name="P5"><text:span text:style-name="T2"><text:s text:c="4"/></text:span><text:span text:style-name="T2">wibble &amp; nine;</text:span></text:p>
          <text:p text:style-name="P5"><text:span text:style-name="T2">};</text:span></text:p>
          <draw:enhanced-geometry svg:viewBox="0 0 21600 21600" draw:type="rectangle" draw:enhanced-path="M 0 0 L 21600 0 21600 21600 0 21600 0 0 Z N"/>
        </draw:custom-shape>
        <draw:line draw:style-name="gr9" draw:text-style-name="P8" draw:layer="layout" svg:x1="4.7cm" svg:y1="16.6cm" svg:x2="6.7cm" svg:y2="16.6cm">
          <text:p/>
        </draw:line>
        <draw:line draw:style-name="gr6" draw:text-style-name="P8" draw:layer="layout" svg:x1="4.7cm" svg:y1="16.5cm" svg:x2="2.7cm" svg:y2="16.5cm">
          <text:p/>
        </draw:line>
        <draw:custom-shape draw:style-name="gr4" draw:text-style-name="P11" draw:layer="layout" svg:width="6.316cm" svg:height="2.547cm" svg:x="20.468cm" svg:y="16.98cm">
          <text:p text:style-name="P10"><text:span text:style-name="T10">These are declarations not definitions</text:span></text:p>
          <draw:enhanced-geometry svg:viewBox="0 0 21600 21600" draw:mirror-vertical="false" draw:type="mso-spt202" draw:enhanced-path="M 0 0 L 21600 0 21600 21600 0 21600 0 0 Z N"/>
        </draw:custom-shape>
        <draw:custom-shape draw:style-name="gr26" draw:text-style-name="P14" draw:layer="layout" svg:width="1.367cm" svg:height="1.998cm" svg:x="25.756cm" svg:y="17.0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4"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6">exactly</text:span> match what's in the definition</text:p>
              </text:list-item>
            </text:list>
          </draw:text-box>
        </draw:frame>
        <draw:custom-shape draw:style-name="gr27" draw:text-style-name="P3" draw:layer="layout" svg:width="21.849cm" svg:height="13.201cm" svg:x="3.551cm" svg:y="6.33cm">
          <text:p text:style-name="P5"><text:span text:style-name="T2">namespace std</text:span></text:p>
          <text:p text:style-name="P5"><text:span text:style-name="T2">{</text:span></text:p>
          <text:p text:style-name="P5"><text:span text:style-name="T2"><text:s text:c="4"/></text:span><text:span text:style-name="T2">class string;</text:span></text:p>
          <text:p text:style-name="P5"><text:span text:style-name="T2">}</text:span></text:p>
          <text:p text:style-name="P5"><text:span text:style-name="T2"/></text:p>
          <text:p text:style-name="P5"><text:span text:style-name="T2">namespace grammar_lib</text:span></text:p>
          <text:p text:style-name="P5"><text:span text:style-name="T2">{</text:span></text:p>
          <text:p text:style-name="P5"><text:span text:style-name="T2"><text:s text:c="4"/></text:span><text:span text:style-name="T2">class grammar</text:span></text:p>
          <text:p text:style-name="P5"><text:span text:style-name="T2"><text:s text:c="4"/></text:span><text:span text:style-name="T2">{</text:span></text:p>
          <text:p text:style-name="P5"><text:span text:style-name="T2"><text:s text:c="4"/></text:span><text:span text:style-name="T2">public:</text:span></text:p>
          <text:p text:style-name="P5"><text:span text:style-name="T2"><text:s text:c="8"/></text:span><text:span text:style-name="T2">grammar(const std::string &amp; name);</text:span></text:p>
          <text:p text:style-name="P5"><text:span text:style-name="T2"><text:s text:c="8"/></text:span><text:span text:style-name="T2">...</text:span></text:p>
          <text:p text:style-name="P5"><text:span text:style-name="T2"><text:s text:c="4"/></text:span><text:span text:style-name="T2">};</text:span></text:p>
          <text:p text:style-name="P5"><text:span text:style-name="T2">}</text:span></text:p>
          <draw:enhanced-geometry svg:viewBox="0 0 21600 21600" draw:type="rectangle" draw:enhanced-path="M 0 0 L 21600 0 21600 21600 0 21600 0 0 Z N"/>
        </draw:custom-shape>
        <draw:custom-shape draw:style-name="gr17" draw:text-style-name="P11" draw:layer="layout" svg:width="3cm" svg:height="2.787cm" svg:x="22.7cm" svg:y="6.546cm">
          <text:p text:style-name="P10"><text:span text:style-name="T8"></text:span></text:p>
          <draw:enhanced-geometry svg:viewBox="0 0 21600 21600" draw:mirror-horizontal="tru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4"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have to #include &lt;string&gt;</text:p>
              </text:list-item>
              <text:list-item>
                <text:p>you have to #include &lt;iostream&gt;</text:p>
              </text:list-item>
            </text:list>
          </draw:text-box>
        </draw:frame>
        <draw:custom-shape draw:style-name="gr28" draw:text-style-name="P3" draw:layer="layout" svg:width="21.849cm" svg:height="9.477cm" svg:x="3.351cm" svg:y="9cm">
          <text:p text:style-name="P5"><text:span text:style-name="T2">namespace std</text:span></text:p>
          <text:p text:style-name="P5"><text:span text:style-name="T2">{</text:span></text:p>
          <text:p text:style-name="P5"><text:span text:style-name="T2"><text:s text:c="4"/></text:span><text:span text:style-name="T2">template&lt;typename Char, ...&gt;</text:span></text:p>
          <text:p text:style-name="P5"><text:span text:style-name="T2"><text:s text:c="4"/></text:span><text:span text:style-name="T2">class ??_string_??</text:span></text:p>
          <text:p text:style-name="P5"><text:span text:style-name="T2"><text:s text:c="4"/></text:span><text:span text:style-name="T2">{</text:span></text:p>
          <text:p text:style-name="P5"><text:span text:style-name="T2"><text:s text:c="8"/></text:span><text:span text:style-name="T2">...</text:span></text:p>
          <text:p text:style-name="P5"><text:span text:style-name="T2"><text:s text:c="4"/></text:span><text:span text:style-name="T2">};</text:span></text:p>
          <text:p text:style-name="P5"><text:span text:style-name="T2"/></text:p>
          <text:p text:style-name="P5"><text:span text:style-name="T2"><text:s text:c="4"/></text:span><text:span text:style-name="T2">typedef xstring&lt;char,...&gt; string;</text:span></text:p>
          <text:p text:style-name="P5"><text:span text:style-name="T2">}</text:span></text:p>
          <draw:enhanced-geometry svg:viewBox="0 0 21600 21600" draw:type="rectangle" draw:enhanced-path="M 0 0 L 21600 0 21600 21600 0 21600 0 0 Z N"/>
        </draw:custom-shape>
        <draw:custom-shape draw:style-name="gr17" draw:text-style-name="P11" draw:layer="layout" svg:width="3cm" svg:height="2.787cm" svg:x="22.5cm" svg:y="9.216cm">
          <text:p text:style-name="P15"><text:span text:style-name="T8"></text:span></text:p>
          <draw:enhanced-geometry svg:viewBox="0 0 21600 21600" draw:mirror-horizontal="tru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4"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Unit Testing</text:p>
          </draw:text-box>
        </draw:frame>
        <draw:frame presentation:style-name="pr2" draw:layer="layout" svg:width="25.199cm" svg:height="17cm" svg:x="1.4cm" svg:y="3cm" presentation:class="outline" presentation:user-transformed="true">
          <draw:text-box>
            <text:list text:style-name="L2">
              <text:list-item>
                <text:p>A unit-test isn't a unit-test if it...</text:p>
                <text:list>
                  <text:list-item>
                    <text:p>accesses a database</text:p>
                  </text:list-item>
                  <text:list-item>
                    <text:p>accesses the file system</text:p>
                  </text:list-item>
                  <text:list-item>
                    <text:p>interrogates the registry</text:p>
                  </text:list-item>
                  <text:list-item>
                    <text:p>asks the date/time</text:p>
                  </text:list-item>
                  <text:list-item>
                    <text:p>...</text:p>
                  </text:list-item>
                </text:list>
              </text:list-item>
              <text:list-item>
                <text:p>These <text:span text:style-name="T6">external</text:span> resources...</text:p>
                <text:list>
                  <text:list-item>
                    <text:p>cause unexpected failures</text:p>
                  </text:list-item>
                  <text:list-item>
                    <text:p>destroy repeatability</text:p>
                  </text:list-item>
                  <text:list-item>
                    <text:p>take much longer to ru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4"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ad Dependency</text:p>
          </draw:text-box>
        </draw:frame>
        <draw:frame presentation:style-name="pr2" draw:layer="layout" svg:width="25.199cm" svg:height="13.86cm" svg:x="1.4cm" svg:y="3cm" presentation:class="outline" presentation:user-transformed="true">
          <draw:text-box>
            <text:list text:style-name="L2">
              <text:list-item>
                <text:p>Invisible, complicated, non-configurable</text:p>
              </text:list-item>
              <text:list-item>
                <text:p>Complicates unit-testing</text:p>
              </text:list-item>
            </text:list>
          </draw:text-box>
        </draw:frame>
        <draw:custom-shape draw:style-name="gr2" draw:text-style-name="P12" draw:layer="layout" svg:width="16.334cm" svg:height="6.138cm" svg:x="1.166cm" svg:y="13.362cm">
          <text:p text:style-name="P12">class logger</text:p>
          <text:p text:style-name="P12">{</text:p>
          <text:p text:style-name="P12">public:</text:p>
          <text:p text:style-name="P12"><text:s text:c="4"/>static logger &amp; instance();</text:p>
          <text:p text:style-name="P12"><text:s text:c="4"/>void log(const std::string &amp;);</text:p>
          <text:p text:style-name="P12"><text:s text:c="4"/>...</text:p>
          <text:p text:style-name="P12">};</text:p>
          <draw:enhanced-geometry svg:viewBox="0 0 21600 21600" draw:type="rectangle" draw:enhanced-path="M 0 0 L 21600 0 21600 21600 0 21600 0 0 Z N"/>
        </draw:custom-shape>
        <draw:custom-shape draw:style-name="gr2" draw:text-style-name="P3" draw:layer="layout" svg:width="11.684cm" svg:height="4.822cm" svg:x="1cm" svg:y="6.5cm">
          <text:p text:style-name="P5"><text:span text:style-name="T2">class bad</text:span></text:p>
          <text:p text:style-name="P5"><text:span text:style-name="T2">{ <text:s text:c="2"/>...</text:span></text:p>
          <text:p text:style-name="P5"><text:span text:style-name="T2"><text:s text:c="4"/></text:span><text:span text:style-name="T2">void stuff();</text:span></text:p>
          <text:p text:style-name="P5"><text:span text:style-name="T2"><text:s text:c="4"/></text:span><text:span text:style-name="T2">...</text:span></text:p>
          <text:p text:style-name="P5"><text:span text:style-name="T2">};</text:span></text:p>
          <draw:enhanced-geometry svg:viewBox="0 0 21600 21600" draw:type="rectangle" draw:enhanced-path="M 0 0 L 21600 0 21600 21600 0 21600 0 0 Z N"/>
        </draw:custom-shape>
        <draw:custom-shape draw:style-name="gr29" draw:text-style-name="P3" draw:layer="layout" svg:width="18.8cm" svg:height="5.753cm" svg:x="8.2cm" svg:y="9.7cm">
          <text:p text:style-name="P5"><text:span text:style-name="T2">void bad::stuff()</text:span></text:p>
          <text:p text:style-name="P5"><text:span text:style-name="T2">{</text:span></text:p>
          <text:p text:style-name="P5"><text:span text:style-name="T2"><text:s text:c="4"/></text:span><text:span text:style-name="T2">...</text:span></text:p>
          <text:p text:style-name="P5"><text:span text:style-name="T2"><text:s text:c="4"/></text:span><text:span text:style-name="T2">logger::instance().log(“stuff”);</text:span></text:p>
          <text:p text:style-name="P5"><text:span text:style-name="T2"><text:s text:c="4"/></text:span><text:span text:style-name="T2">...</text:span></text:p>
          <text:p text:style-name="P5"><text:span text:style-name="T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4"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Good Dependency</text:p>
          </draw:text-box>
        </draw:frame>
        <draw:frame presentation:style-name="pr2" draw:layer="layout" svg:width="25.199cm" svg:height="13.86cm" svg:x="1.4cm" svg:y="3cm" presentation:class="outline" presentation:user-transformed="true">
          <draw:text-box>
            <text:list text:style-name="L2">
              <text:list-item>
                <text:p>Visible, simple, configurable, easy to unit-test</text:p>
              </text:list-item>
              <text:list-item>
                <text:p>Dependency is “injected” from outside</text:p>
              </text:list-item>
            </text:list>
          </draw:text-box>
        </draw:frame>
        <draw:custom-shape draw:style-name="gr30" draw:text-style-name="P12" draw:layer="layout" svg:width="21.922cm" svg:height="5.538cm" svg:x="2cm" svg:y="14.7cm">
          <text:p text:style-name="P12">class logger</text:p>
          <text:p text:style-name="P12">{</text:p>
          <text:p text:style-name="P12">public:</text:p>
          <text:p text:style-name="P12"><text:s text:c="4"/>virtual void log(const std::string &amp;) = 0;</text:p>
          <text:p text:style-name="P12"><text:s text:c="4"/>...</text:p>
          <text:p text:style-name="P12">};</text:p>
          <draw:enhanced-geometry svg:viewBox="0 0 21600 21600" draw:type="rectangle" draw:enhanced-path="M 0 0 L 21600 0 21600 21600 0 21600 0 0 Z N"/>
        </draw:custom-shape>
        <draw:custom-shape draw:style-name="gr31" draw:text-style-name="P3" draw:layer="layout" svg:width="14.225cm" svg:height="6.684cm" svg:x="2.075cm" svg:y="6.3cm">
          <text:p text:style-name="P5"><text:span text:style-name="T2">class good</text:span></text:p>
          <text:p text:style-name="P5"><text:span text:style-name="T2">{ <text:s text:c="2"/>...</text:span></text:p>
          <text:p text:style-name="P5"><text:span text:style-name="T2"><text:s text:c="4"/></text:span><text:span text:style-name="T2">void stuff();</text:span></text:p>
          <text:p text:style-name="P5"><text:span text:style-name="T2"><text:s text:c="4"/></text:span><text:span text:style-name="T2">logger * log(logger *);</text:span></text:p>
          <text:p text:style-name="P5"><text:span text:style-name="T2">private:</text:span></text:p>
          <text:p text:style-name="P5"><text:span text:style-name="T2"><text:s text:c="4"/></text:span><text:span text:style-name="T2">logger * log_;</text:span></text:p>
          <text:p text:style-name="P5"><text:span text:style-name="T2">};</text:span></text:p>
          <draw:enhanced-geometry svg:viewBox="0 0 21600 21600" draw:type="rectangle" draw:enhanced-path="M 0 0 L 21600 0 21600 21600 0 21600 0 0 Z N"/>
        </draw:custom-shape>
        <draw:custom-shape draw:style-name="gr32" draw:text-style-name="P3" draw:layer="layout" svg:width="14.225cm" svg:height="6.684cm" svg:x="12.275cm" svg:y="10.3cm">
          <text:p text:style-name="P5"><text:span text:style-name="T2">void good::stuff()</text:span></text:p>
          <text:p text:style-name="P5"><text:span text:style-name="T2">{</text:span></text:p>
          <text:p text:style-name="P5"><text:span text:style-name="T2"><text:s text:c="4"/></text:span><text:span text:style-name="T2">...</text:span></text:p>
          <text:p text:style-name="P5"><text:span text:style-name="T2"><text:s text:c="4"/></text:span><text:span text:style-name="T2">if (log_)</text:span></text:p>
          <text:p text:style-name="P5"><text:span text:style-name="T2"><text:s text:c="8"/></text:span><text:span text:style-name="T2">log_-&gt;log(“stuff”);</text:span></text:p>
          <text:p text:style-name="P5"><text:span text:style-name="T2"><text:s text:c="4"/></text:span><text:span text:style-name="T2">...</text:span></text:p>
          <text:p text:style-name="P5"><text:span text:style-name="T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4"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dsdsd</text:p>
          </draw:text-box>
        </draw:frame>
        <draw:frame presentation:style-name="pr2" draw:layer="layout" svg:width="25.199cm" svg:height="17cm" svg:x="1.4cm" svg:y="3cm" presentation:class="outline" presentation:user-transformed="true">
          <draw:text-box>
            <text:list text:style-name="L2">
              <text:list-item>
                <text:p>sdsd</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81H27M03S</meta:editing-duration>
    <meta:editing-cycles>70</meta:editing-cycles>
    <dc:date>2011-03-13T22:39:51</dc:date>
    <meta:generator>NeoOffice/3.1.2$Unix OpenOffice.org_project/Patch 4</meta:generator>
    <meta:document-statistic meta:object-count="222"/>
  </office:meta>
</office:document-meta>
</file>